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FixedLengthColumnExtractor.setMaximumColumnCount( int maximumColum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FixedLengthColumnExtractor.setFixedColumnLengths( int [ ] fixedColumnLeng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FixedLengthColumnExtractor.setStringEncodedVariableColumnLengths( String columnLengt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riableFixedLengthColumnExtractor.setVariableColumnLengths( Map variableColumnLeng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FixedLengthColumnExtractor.setDiscriminatorIndex( int discriminat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FixedLengthColumnExtractor.extractColumns( String line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VariableFixedLengthColumnExtractor.setLastFixedContentIndex( int lastFixedConten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FixedLengthColumnExtractor.setStringFixedColumnLengths( String [ ] lengt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